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allHttpServlet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BlockCallHttpServletReques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allHttpServlet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ession( boolean cre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BlockCallHttpServlet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Valu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remove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setCharacter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quest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In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putValu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quest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CallHttpServlet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HttpServ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